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rsid="009631c2" officeooo:paragraph-rsid="00001657" style:font-size-asian="13pt" style:font-size-complex="13pt"/>
    </style:style>
    <style:style style:name="P2" style:family="paragraph" style:parent-style-name="Standard">
      <style:paragraph-properties fo:text-align="justify" style:justify-single-word="false"/>
      <style:text-properties fo:font-size="13pt" officeooo:rsid="008d4331" officeooo:paragraph-rsid="00001657" style:font-size-asian="13pt" style:font-size-complex="13pt"/>
    </style:style>
    <style:style style:name="P3" style:family="paragraph" style:parent-style-name="Standard">
      <style:paragraph-properties fo:text-align="justify" style:justify-single-word="false"/>
      <style:text-properties fo:font-size="13pt" officeooo:rsid="00818058" officeooo:paragraph-rsid="00001657" style:font-size-asian="13pt" style:font-size-complex="13pt"/>
    </style:style>
    <style:style style:name="P4" style:family="paragraph" style:parent-style-name="Standard">
      <style:text-properties fo:font-size="13pt" officeooo:rsid="00818058" officeooo:paragraph-rsid="00001657" style:font-size-asian="13pt" style:font-size-complex="13pt"/>
    </style:style>
    <style:style style:name="P5" style:family="paragraph" style:parent-style-name="Standard">
      <style:text-properties fo:font-size="13pt" officeooo:rsid="009330ed" officeooo:paragraph-rsid="00001657" style:font-size-asian="13pt" style:font-size-complex="13pt"/>
    </style:style>
    <style:style style:name="P6" style:family="paragraph" style:parent-style-name="Standard">
      <style:text-properties fo:font-size="13pt" officeooo:rsid="008f05ee" officeooo:paragraph-rsid="00001657" style:font-size-asian="13pt" style:font-size-complex="13pt"/>
    </style:style>
    <style:style style:name="P7" style:family="paragraph" style:parent-style-name="Standard">
      <style:paragraph-properties fo:text-align="center" style:justify-single-word="false"/>
      <style:text-properties fo:font-size="16pt" officeooo:rsid="00a11465" officeooo:paragraph-rsid="00001657" style:font-size-asian="16pt" style:font-size-complex="16pt"/>
    </style:style>
    <style:style style:name="P8" style:family="paragraph" style:parent-style-name="Standard">
      <style:text-properties officeooo:rsid="007ff9a6" officeooo:paragraph-rsid="00001657"/>
    </style:style>
    <style:style style:name="P9" style:family="paragraph" style:parent-style-name="Standard">
      <style:text-properties fo:font-size="15pt" fo:font-weight="bold" officeooo:rsid="00927305" officeooo:paragraph-rsid="00001657" style:font-size-asian="15pt" style:font-weight-asian="bold" style:font-size-complex="15pt" style:font-weight-complex="bold"/>
    </style:style>
    <style:style style:name="P10" style:family="paragraph" style:parent-style-name="Standard">
      <style:text-properties fo:font-size="15pt" fo:font-weight="bold" officeooo:rsid="00015441" officeooo:paragraph-rsid="00015441" style:font-size-asian="15pt" style:font-weight-asian="bold" style:font-size-complex="15pt" style:font-weight-complex="bold"/>
    </style:style>
    <style:style style:name="P11" style:family="paragraph" style:parent-style-name="Standard">
      <style:text-properties officeooo:rsid="00818058" officeooo:paragraph-rsid="00001657"/>
    </style:style>
    <style:style style:name="P12" style:family="paragraph" style:parent-style-name="Standard">
      <style:text-properties officeooo:rsid="008f05ee" officeooo:paragraph-rsid="00001657"/>
    </style:style>
    <style:style style:name="T1" style:family="text">
      <style:text-properties officeooo:rsid="0096a9c2"/>
    </style:style>
    <style:style style:name="T2" style:family="text">
      <style:text-properties officeooo:rsid="00a2a19c"/>
    </style:style>
    <style:style style:name="T3" style:family="text">
      <style:text-properties officeooo:rsid="009b294b"/>
    </style:style>
    <style:style style:name="T4" style:family="text">
      <style:text-properties officeooo:rsid="009e766c"/>
    </style:style>
    <style:style style:name="T5" style:family="text">
      <style:text-properties officeooo:rsid="00874713"/>
    </style:style>
    <style:style style:name="T6" style:family="text">
      <style:text-properties officeooo:rsid="00855923"/>
    </style:style>
    <style:style style:name="T7" style:family="text">
      <style:text-properties officeooo:rsid="007ff9a6"/>
    </style:style>
    <style:style style:name="T8" style:family="text">
      <style:text-properties officeooo:rsid="00818e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trian Non aligned rea<text:span text:style-name="T2">r</text:span>mament program proposal</text:p>
      <text:p text:style-name="P8"/>
      <text:p text:style-name="P2">The military of the Non Aligned Movement requests the government's approval for a rearmament program to create an effective defence force, capable of withstanding assaults from any faction <text:span text:style-name="T3">that may wish our island harm</text:span>. The rearmament program will be split into two parts due to <text:span text:style-name="T4">the</text:span> current financial constraints of our government.</text:p>
      <text:p text:style-name="P8"/>
      <text:p text:style-name="P9">A</text:p>
      <text:p text:style-name="P8"/>
      <text:p text:style-name="P4">The military planning committee requests that they be granted 8200 dollars <text:span text:style-name="T5">for</text:span> <text:span text:style-name="T6">the first part of their rearmament program. This bill will go towards acquiring the following</text:span>:</text:p>
      <text:p text:style-name="P4"/>
      <text:p text:style-name="P4"><text:tab/>- 3 Anti-Tank battalions</text:p>
      <text:p text:style-name="P4"><text:tab/>- 4 Engineer battalions</text:p>
      <text:p text:style-name="P4"><text:tab/>- 4 Tank battalions</text:p>
      <text:p text:style-name="P11"/>
      <text:p text:style-name="P9">B</text:p>
      <text:p text:style-name="P12"/>
      <text:p text:style-name="P4">The military planning committee requests that they be granted <text:span text:style-name="T7">10200</text:span> dollars <text:span text:style-name="T5">for</text:span> <text:span text:style-name="T6">the second part of their rearmament program. This bill will go towards acquiring the following</text:span>:</text:p>
      <text:p text:style-name="P4"/>
      <text:p text:style-name="P5"><text:tab/>- 17 Artillery battalions</text:p>
      <text:p text:style-name="P6"/>
      <text:p text:style-name="P10">C</text:p>
      <text:p text:style-name="P6"/>
      <text:p text:style-name="P3">The new equipment and men will increase our operational capacity <text:span text:style-name="T8">greatly</text:span> <text:span text:style-name="T6">by covering for the shortages of our current armed forces, and creating the envisioned organisational structure for our armed forces.</text:span></text:p>
      <text:p text:style-name="P3"/>
      <text:p text:style-name="P3"/>
      <text:p text:style-name="P1">The bill, if approved will <text:span text:style-name="T1">legally bind the government to provide the land armed forces with the requested 8200 dollars on the first day of the bill coming into effect, and to provide the requested 10200 dollars on the third day of the bill coming into effect.</text:span></text:p>
      <text:p text:style-name="P1"><text:span text:style-name="T1">The military is to use these funds to acquire the armaments listed above immediately after they receive said fu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22:18:09.992000000</meta:creation-date>
    <dc:date>2020-05-16T22:19:45.590000000</dc:date>
    <meta:editing-duration>PT1M34S</meta:editing-duration>
    <meta:editing-cycles>4</meta:editing-cycles>
    <meta:generator>LibreOffice/6.1.1.2$Windows_X86_64 LibreOffice_project/5d19a1bfa650b796764388cd8b33a5af1f5baa1b</meta:generator>
    <meta:document-statistic meta:table-count="0" meta:image-count="0" meta:object-count="0" meta:page-count="1" meta:paragraph-count="14" meta:word-count="228" meta:character-count="1405" meta:non-whitespace-character-count="1187"/>
  </office:meta>
</office:document-meta>
</file>